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vcConfigurationSupport.handlerExceptionResolver( @ Qualifier ( "mvcContentNegotiationManager" ) ContentNegotiationManager contentNegotiatio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OpValidator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addReturnValueHandlers(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mvc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MvcConfigurationSupport.getReturnValueHandl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ConfigurationSupport.setServletContext(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mvcPatter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getPathMatchConfig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ConfigurationSupport.getCorsConfigu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.getAsyncSupportConfig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ConfigurationSupport.mvcViewResolver( @ Qualifier ( "mvcContentNegotiationManager" ) ContentNegotiationManager contentNegotiation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ebMvcConfigurationSupport.addArgumentResolvers(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extendHandler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routerFunctionMapping( @ Qualifier ( "mvcConversionService" ) FormattingConversionService conversionService , @ Qualifier ( "mvcResourceUrlProvider" ) ResourceUrlProvider resourceUrl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MvcConfigurationSupport.getInterceptors( FormattingConversionService mvcConversionService , ResourceUrlProvider mvcResourceUrl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Op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requestMappingHandlerAdapter( @ Qualifier ( "mvcContentNegotiationManager" ) ContentNegotiationManager contentNegotiationManager , @ Qualifier ( "mvcConversionService" ) FormattingConversionService conversionService , @ Qualifier ( "mvcValidator" ) Validator valid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ebMvcConfigurationSupport.getMessageConver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MvcConfigurationSupport.mvcValid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MvcConfigurationSupport.createExceptionHandler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mvcContentNegotiation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MvcConfigurationSupport.resourceHandlerMapping( @ Qualifier ( "mvcContentNegotiationManager" ) ContentNegotiationManager contentNegotiationManager , @ Qualifier ( "mvcConversionService" ) FormattingConversionService conversionService , @ Qualifier ( "mvcResourceUrlProvider" ) ResourceUrlProvider resourceUr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MvcConfigurationSupport.requestMappingHandlerMapping( @ Qualifier ( "mvcContentNegotiationManager" ) ContentNegotiationManager contentNegotiationManager , @ Qualifier ( "mvcConversionService" ) FormattingConversionService conversionService , @ Qualifier ( "mvcResourceUrlProvider" ) ResourceUrlProvider resourceUrlProvi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MvcConfigurationSupport.mvc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addDefaultHttpMessageConverters( List &lt; HttpMessageConverter &lt; ? &gt; &gt; messageConverte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WebMvcConfigurationSuppor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createRequestMapping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configureHandler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configureDefaultServletHandling( DefaultServlet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configureContentNegotiation( ContentNegotiation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mvcUriComponentsContributor( @ Qualifier ( "mvcConversionService" ) FormattingConversionService conversionService , @ Qualifier ( "requestMappingHandlerAdapter" ) RequestMappingHandlerAdapter requestMappingHandler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MvcConfigurationSupport.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mvcHandlerMapping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getDefaultMediaType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MvcConfigurationSupport.getConfigurableWebBindingInitializer( FormattingConversionService mvcConversionService , Validator mvc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MvcConfigurationSupport.mvc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beanNameHandlerMapping( @ Qualifier ( "mvcConversionService" ) FormattingConversionService conversionService , @ Qualifier ( "mvcResourceUrlProvider" ) ResourceUrlProvider resourceUr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MvcConfigurationSupport.getArgument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MvcConfigurationSupport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httpRequest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the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addInterceptors( Intercepto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initHandlerMapping( @ Nullable AbstractHandlerMapping mapping , FormattingConversionService conversionService , ResourceUrlProvider resourceUrlProvi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MvcConfigurationSupport.viewName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simpleController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configureAsyncSupport( AsyncSuppor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defaultServlet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MvcConfigurationSupport.flashMap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handlerFunctionAdap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ConfigurationSupport.mvc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MvcConfigurationSupport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viewControllerHandlerMapping( @ Qualifier ( "mvcConversionService" ) FormattingConversionService conversionService , @ Qualifier ( "mvcResourceUrlProvider" ) ResourceUrlProvider resourceUr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MvcConfigurationSupport.loca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addDefaultHandlerExceptionResolvers( List &lt; HandlerExceptionResolver &gt; exceptionResolvers , ContentNegotiationManager mvcContentNegotiation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MvcConfigurationSupport.createRequestMapping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urationSupport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MvcConfigurationSupport.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